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IPSUM_5f_TABLE" style:display-name="IPSUM_TABLE" style:family="table">
      <style:table-properties style:width="4.479cm" table:align="left"/>
    </style:style>
    <style:style style:name="IPSUM_5f_TABLE.A" style:display-name="IPSUM_TABLE.A" style:family="table-column">
      <style:table-column-properties style:column-width="4.479cm"/>
    </style:style>
    <style:style style:name="IPSUM_5f_TABLE.A1" style:display-name="IPSUM_TABLE.A1" style:family="table-cell">
      <style:table-cell-properties fo:padding="0.097cm" fo:border="0.05pt solid #000000"/>
    </style:style>
    <style:style style:name="IPSUM_5f_TABLE.A2" style:display-name="IPSUM_TABLE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officeooo:rsid="0002d6b1" officeooo:paragraph-rsid="0002d6b1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left="0cm" fo:margin-right="1cm" fo:text-align="center" style:justify-single-word="false" fo:text-indent="0cm" style:auto-text-indent="false" style:text-autospace="none"/>
      <style:text-properties style:font-name="Arial1" fo:font-size="10pt" officeooo:paragraph-rsid="0002e294" style:font-name-asian="Arial1" style:font-size-asian="10pt" style:font-name-complex="Arial1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808080" style:font-name="Arial1" fo:font-size="3pt" fo:font-weight="bold" officeooo:rsid="00049e62" style:font-name-asian="Arial1" style:font-size-asian="3pt" style:font-weight-asian="bold" style:font-name-complex="Arial1" style:font-size-complex="3pt" style:font-weight-complex="bold"/>
    </style:style>
    <style:style style:name="T1" style:family="text">
      <style:text-properties fo:color="#008080"/>
    </style:style>
    <style:style style:name="T2" style:family="text">
      <style:text-properties officeooo:rsid="0002d6b1"/>
    </style:style>
    <style:style style:name="T3" style:family="text">
      <style:text-properties officeooo:rsid="0002e294"/>
    </style:style>
    <style:style style:name="T4" style:family="text">
      <style:text-properties officeooo:rsid="00049e62"/>
    </style:style>
    <style:style style:name="T5" style:family="text">
      <style:text-properties fo:color="#808080" officeooo:rsid="00049e62"/>
    </style:style>
    <style:style style:name="T6" style:family="text">
      <style:text-properties officeooo:rsid="0004aed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9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<text:span text:style-name="T2">Section: </text:span>[NAME]</text:p>
            </table:table-cell>
            <table:table-cell table:style-name="Tabela1.B1" office:value-type="string">
              <text:p text:style-name="P8">[SID]</text:p>
            </table:table-cell>
          </table:table-row>
        </table:table>
        <text:p text:style-name="P9"/>
        <text:section text:style-name="Sect1" text:name="SUB_01">
          <text:p text:style-name="P10">Sub-<text:span text:style-name="T6">s</text:span>ection: [NAME]</text:p>
          <text:p text:style-name="P15"/>
          <text:p text:style-name="P11"><text:span text:style-name="T5">Name:</text:span><text:span text:style-name="T4"> </text:span>[FIRST_NAME]</text:p>
          <text:p text:style-name="P9"/>
          <table:table table:name="IPSUM_TABLE" table:style-name="IPSUM_5f_TABLE">
            <table:table-column table:style-name="IPSUM_5f_TABLE.A"/>
            <table:table-header-rows>
              <table:table-row>
                <table:table-cell table:style-name="IPSUM_5f_TABLE.A1" office:value-type="string">
                  <text:p text:style-name="P14">IPSUM TABLE</text:p>
                </table:table-cell>
              </table:table-row>
            </table:table-header-rows>
            <table:table-row>
              <table:table-cell table:style-name="IPSUM_5f_TABLE.A2" office:value-type="string">
                <text:p text:style-name="P13">[IPSUM_ITEM]</text:p>
              </table:table-cell>
            </table:table-row>
          </table:table>
          <text:p text:style-name="P9"/>
          <text:p text:style-name="P9"/>
        </text:section>
        <text:p text:style-name="P9"/>
        <text:p text:style-name="P12">END_OF_<text:span text:style-name="T3">SECTION</text:span>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5T13:57:31.270017000</dc:date>
    <meta:editing-duration>P1DT1H13M10S</meta:editing-duration>
    <meta:editing-cycles>30</meta:editing-cycles>
    <meta:generator>LibreOffice/4.1.3.2$MacOSX_x86 LibreOffice_project/70feb7d99726f064edab4605a8ab840c50ec57a</meta:generator>
    <dc:creator>Sandro Duarte</dc:creator>
    <meta:document-statistic meta:table-count="2" meta:image-count="0" meta:object-count="0" meta:page-count="1" meta:paragraph-count="10" meta:word-count="16" meta:character-count="143" meta:non-whitespace-character-count="137"/>
  </office:meta>
</office:document-meta>
</file>